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0pt" officeooo:rsid="000b43e0" officeooo:paragraph-rsid="000b43e0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size="12pt" officeooo:rsid="000b43e0" officeooo:paragraph-rsid="000b43e0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paragraph-rsid="000b43e0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0b43e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b43e0" officeooo:paragraph-rsid="000b43e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paragraph-rsid="000b43e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cf49f" officeooo:paragraph-rsid="000cf49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bold" officeooo:rsid="000b43e0" style:font-size-asian="10.5pt" style:font-weight-asian="bold" style:font-size-complex="12pt" style:font-weight-complex="bold"/>
    </style:style>
    <style:style style:name="T4" style:family="text">
      <style:text-properties fo:font-size="12pt" fo:font-weight="normal" officeooo:rsid="000b43e0" style:font-size-asian="10.5pt" style:font-weight-asian="normal" style:font-size-complex="12pt" style:font-weight-complex="normal"/>
    </style:style>
    <style:style style:name="T5" style:family="text">
      <style:text-properties fo:font-size="12pt" officeooo:rsid="000b43e0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удент группы ИС-27 Васильченко Д.А</text:p>
      <text:p text:style-name="P1"/>
      <text:p text:style-name="P2">Практическое занятие №2_16</text:p>
      <text:p text:style-name="P2"/>
      <text:p text:style-name="P2"><text:span text:style-name="T1">Тема:</text:span> Составление программ циклической структуры в IDE PyCharm Community</text:p>
      <text:p text:style-name="P2"/>
      <text:p text:style-name="P3"><text:span text:style-name="T3">Цель: </text:span><text:span text:style-name="T2">закрепить усвоенные знания, понятия, алгоритмы, основные принципы составления программ, приобрести навыки составление программ циклической структуры в IDE PyCharm Community.</text:span></text:p>
      <text:p text:style-name="P3"><text:span text:style-name="T4"/></text:p>
      <text:p text:style-name="P4"><text:span text:style-name="T5">Постановка задачи.</text:span></text:p>
      <text:p text:style-name="P6">Дано трёхзначное число. Найти сумму и произведение его цифр</text:p>
      <text:p text:style-name="P6"/>
      <text:p text:style-name="P5">Тип алгоритма:<text:span text:style-name="T2"> линейный</text:span></text:p>
      <text:p text:style-name="P5"><text:span text:style-name="T2"/></text:p>
      <text:p text:style-name="P5">Блок-схема алгоритма:</text:p>
      <text:p text:style-name="P5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7:49:34.817405284</meta:creation-date>
    <dc:date>2023-09-26T18:01:12.632397868</dc:date>
    <meta:editing-duration>PT1M17S</meta:editing-duration>
    <meta:editing-cycles>1</meta:editing-cycles>
    <meta:document-statistic meta:table-count="0" meta:image-count="0" meta:object-count="0" meta:page-count="1" meta:paragraph-count="8" meta:word-count="53" meta:character-count="434" meta:non-whitespace-character-count="389"/>
    <meta:generator>LibreOffice/7.3.7.2$Linux_X86_64 LibreOffice_project/30$Build-2</meta:generator>
  </office:meta>
</office:document-meta>
</file>